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4*"/>
    </style:style>
    <style:style style:name="Table2.B" style:family="table-column">
      <style:table-column-properties style:column-width="2.3083in" style:rel-column-width="21846*"/>
    </style:style>
    <style:style style:name="Table2.C" style:family="table-column">
      <style:table-column-properties style:column-width="2.3083in" style:rel-column-width="21845*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style:vertical-align="middle" fo:padding="0.0382in" fo:border="0.05pt solid #000000"/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.4" style:family="table-row">
      <style:table-row-properties style:min-row-height="0.6035in"/>
    </style:style>
    <style:style style:name="Table1" style:family="table">
      <style:table-properties style:width="6.6931in" table:align="left"/>
    </style:style>
    <style:style style:name="Table1.A" style:family="table-column">
      <style:table-column-properties style:column-width="3.3465in"/>
    </style:style>
    <style:style style:name="Table1.A1" style:family="table-cell">
      <style:table-cell-properties style:vertical-align="middle" fo:padding-left="0.075in" fo:padding-right="0.075in" fo:padding-top="0.0194in" fo:padding-bottom="0.0194in" fo:border="0.5pt solid #000000"/>
    </style:style>
    <style:style style:name="Table1.A3" style:family="table-cell">
      <style:table-cell-properties style:vertical-align="middle" fo:padding-left="0.075in" fo:padding-right="0.075in" fo:padding-top="0.0194in" fo:padding-bottom="0.0194in" fo:border-left="0.5pt solid #000000" fo:border-right="0.5pt solid #000000" fo:border-top="none" fo:border-bottom="0.5pt solid #000000"/>
    </style:style>
    <style:style style:name="Table3" style:family="table">
      <style:table-properties style:width="6.6931in" table:align="left"/>
    </style:style>
    <style:style style:name="Table3.A" style:family="table-column">
      <style:table-column-properties style:column-width="3.3465in"/>
    </style:style>
    <style:style style:name="Table3.A1" style:family="table-cell">
      <style:table-cell-properties style:vertical-align="middle" fo:padding-left="0.075in" fo:padding-right="0.075in" fo:padding-top="0.0194in" fo:padding-bottom="0.0194in" fo:border="0.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4*"/>
    </style:style>
    <style:style style:name="Table4.B" style:family="table-column">
      <style:table-column-properties style:column-width="2.3083in" style:rel-column-width="21846*"/>
    </style:style>
    <style:style style:name="Table4.C" style:family="table-column">
      <style:table-column-properties style:column-width="2.3083in" style:rel-column-width="21845*"/>
    </style:style>
    <style:style style:name="Table4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style:vertical-align="middle" fo:padding="0.0382in" fo:border="0.05pt solid #000000"/>
    </style:style>
    <style:style style:name="Table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.4" style:family="table-row">
      <style:table-row-properties style:min-row-height="0.6035in"/>
    </style:style>
    <style:style style:name="Table5" style:family="table">
      <style:table-properties style:width="6.6931in" table:align="left"/>
    </style:style>
    <style:style style:name="Table5.A" style:family="table-column">
      <style:table-column-properties style:column-width="3.3465in"/>
    </style:style>
    <style:style style:name="Table5.A1" style:family="table-cell">
      <style:table-cell-properties style:vertical-align="middle" fo:padding-left="0.075in" fo:padding-right="0.075in" fo:padding-top="0.0194in" fo:padding-bottom="0.0194in" fo:border="0.5pt solid #000000"/>
    </style:style>
    <style:style style:name="Table5.A3" style:family="table-cell">
      <style:table-cell-properties style:vertical-align="middle" fo:padding-left="0.075in" fo:padding-right="0.075in" fo:padding-top="0.0194in" fo:padding-bottom="0.0194in" fo:border-left="0.5pt solid #000000" fo:border-right="0.5pt solid #000000" fo:border-top="none" fo:border-bottom="0.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2.3083in" style:rel-column-width="21844*"/>
    </style:style>
    <style:style style:name="Table6.B" style:family="table-column">
      <style:table-column-properties style:column-width="2.3083in" style:rel-column-width="21846*"/>
    </style:style>
    <style:style style:name="Table6.C" style:family="table-column">
      <style:table-column-properties style:column-width="2.3083in" style:rel-column-width="21845*"/>
    </style:style>
    <style:style style:name="Table6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style:vertical-align="middle" fo:padding="0.0382in" fo:border="0.05pt solid #000000"/>
    </style:style>
    <style:style style:name="Table6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6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6.4" style:family="table-row">
      <style:table-row-properties style:min-row-height="0.6035in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2.3083in" style:rel-column-width="21844*"/>
    </style:style>
    <style:style style:name="Table7.B" style:family="table-column">
      <style:table-column-properties style:column-width="2.3083in" style:rel-column-width="21846*"/>
    </style:style>
    <style:style style:name="Table7.C" style:family="table-column">
      <style:table-column-properties style:column-width="2.3083in" style:rel-column-width="21845*"/>
    </style:style>
    <style:style style:name="Table7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style:vertical-align="middle" fo:padding="0.0382in" fo:border="0.05pt solid #000000"/>
    </style:style>
    <style:style style:name="Table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7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2.3083in" style:rel-column-width="21844*"/>
    </style:style>
    <style:style style:name="Table8.B" style:family="table-column">
      <style:table-column-properties style:column-width="2.3083in" style:rel-column-width="21846*"/>
    </style:style>
    <style:style style:name="Table8.C" style:family="table-column">
      <style:table-column-properties style:column-width="2.3083in" style:rel-column-width="21845*"/>
    </style:style>
    <style:style style:name="Table8.A1" style:family="table-cell">
      <style:table-cell-properties style:vertical-align="middle" fo:padding="0.0382in" fo:border-left="0.05pt solid #000000" fo:border-right="none" fo:border-top="0.05pt solid #000000" fo:border-bottom="none"/>
    </style:style>
    <style:style style:name="Table8.C1" style:family="table-cell">
      <style:table-cell-properties style:vertical-align="middle" fo:padding="0.0382in" fo:border-left="0.05pt solid #000000" fo:border-right="0.05pt solid #000000" fo:border-top="0.05pt solid #000000" fo:border-bottom="none"/>
    </style:style>
    <style:style style:name="Table8.2" style:family="table-row">
      <style:table-row-properties style:min-row-height="0.609in"/>
    </style:style>
    <style:style style:name="Table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8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4*"/>
    </style:style>
    <style:style style:name="Table9.B" style:family="table-column">
      <style:table-column-properties style:column-width="2.3083in" style:rel-column-width="21846*"/>
    </style:style>
    <style:style style:name="Table9.C" style:family="table-column">
      <style:table-column-properties style:column-width="2.3083in" style:rel-column-width="21845*"/>
    </style:style>
    <style:style style:name="Table9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style:vertical-align="middle" fo:padding="0.0382in" fo:border="0.05pt solid #000000"/>
    </style:style>
    <style:style style:name="Table9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9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2.3083in" style:rel-column-width="21844*"/>
    </style:style>
    <style:style style:name="Table10.B" style:family="table-column">
      <style:table-column-properties style:column-width="2.3083in" style:rel-column-width="21846*"/>
    </style:style>
    <style:style style:name="Table10.C" style:family="table-column">
      <style:table-column-properties style:column-width="2.3083in" style:rel-column-width="21845*"/>
    </style:style>
    <style:style style:name="Table10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style:vertical-align="middle" fo:padding="0.0382in" fo:border="0.05pt solid #000000"/>
    </style:style>
    <style:style style:name="Table10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0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2.3083in" style:rel-column-width="21844*"/>
    </style:style>
    <style:style style:name="Table11.B" style:family="table-column">
      <style:table-column-properties style:column-width="2.3083in" style:rel-column-width="21846*"/>
    </style:style>
    <style:style style:name="Table11.C" style:family="table-column">
      <style:table-column-properties style:column-width="2.3083in" style:rel-column-width="21845*"/>
    </style:style>
    <style:style style:name="Table11.A1" style:family="table-cell">
      <style:table-cell-properties style:vertical-align="middle" fo:padding="0.0382in" fo:border-left="0.05pt solid #000000" fo:border-right="none" fo:border-top="0.05pt solid #000000" fo:border-bottom="none"/>
    </style:style>
    <style:style style:name="Table11.C1" style:family="table-cell">
      <style:table-cell-properties style:vertical-align="middle" fo:padding="0.0382in" fo:border-left="0.05pt solid #000000" fo:border-right="0.05pt solid #000000" fo:border-top="0.05pt solid #000000" fo:border-bottom="none"/>
    </style:style>
    <style:style style:name="Table11.2" style:family="table-row">
      <style:table-row-properties style:min-row-height="0.609in"/>
    </style:style>
    <style:style style:name="Table11.A2" style:family="table-cell">
      <style:table-cell-properties style:vertical-align="middle" fo:padding="0.0382in" fo:border-left="0.05pt solid #000000" fo:border-right="none" fo:border-top="none" fo:border-bottom="none"/>
    </style:style>
    <style:style style:name="Table11.C2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1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1.C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2.3083in" style:rel-column-width="21844*"/>
    </style:style>
    <style:style style:name="Table12.B" style:family="table-column">
      <style:table-column-properties style:column-width="2.3083in" style:rel-column-width="21846*"/>
    </style:style>
    <style:style style:name="Table12.C" style:family="table-column">
      <style:table-column-properties style:column-width="2.3083in" style:rel-column-width="21845*"/>
    </style:style>
    <style:style style:name="Table1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style:vertical-align="middle" fo:padding="0.0382in" fo:border="0.05pt solid #000000"/>
    </style:style>
    <style:style style:name="Table1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2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2.3083in" style:rel-column-width="21844*"/>
    </style:style>
    <style:style style:name="Table13.B" style:family="table-column">
      <style:table-column-properties style:column-width="2.3083in" style:rel-column-width="21846*"/>
    </style:style>
    <style:style style:name="Table13.C" style:family="table-column">
      <style:table-column-properties style:column-width="2.3083in" style:rel-column-width="21845*"/>
    </style:style>
    <style:style style:name="Table13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style:vertical-align="middle" fo:padding="0.0382in" fo:border="0.05pt solid #000000"/>
    </style:style>
    <style:style style:name="Table1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3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2.3083in" style:rel-column-width="21844*"/>
    </style:style>
    <style:style style:name="Table14.B" style:family="table-column">
      <style:table-column-properties style:column-width="2.3083in" style:rel-column-width="21846*"/>
    </style:style>
    <style:style style:name="Table14.C" style:family="table-column">
      <style:table-column-properties style:column-width="2.3083in" style:rel-column-width="21845*"/>
    </style:style>
    <style:style style:name="Table14.A1" style:family="table-cell">
      <style:table-cell-properties style:vertical-align="middle" fo:padding="0.0382in" fo:border-left="0.05pt solid #000000" fo:border-right="none" fo:border-top="0.05pt solid #000000" fo:border-bottom="none"/>
    </style:style>
    <style:style style:name="Table14.C1" style:family="table-cell">
      <style:table-cell-properties style:vertical-align="middle" fo:padding="0.0382in" fo:border-left="0.05pt solid #000000" fo:border-right="0.05pt solid #000000" fo:border-top="0.05pt solid #000000" fo:border-bottom="none"/>
    </style:style>
    <style:style style:name="Table14.2" style:family="table-row">
      <style:table-row-properties style:min-row-height="0.609in"/>
    </style:style>
    <style:style style:name="Table1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4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a6bf2"/>
    </style:style>
    <style:style style:name="P2" style:family="paragraph" style:parent-style-name="Standard">
      <style:text-properties officeooo:paragraph-rsid="001b4812"/>
    </style:style>
    <style:style style:name="P3" style:family="paragraph" style:parent-style-name="Standard">
      <style:text-properties officeooo:paragraph-rsid="001fd7d2"/>
    </style:style>
    <style:style style:name="P4" style:family="paragraph" style:parent-style-name="Text_20_body">
      <style:paragraph-properties fo:line-height="150%" fo:text-align="start" style:justify-single-word="false"/>
      <style:text-properties style:font-name="Times New Roman" fo:font-size="12pt" fo:font-weight="normal" officeooo:rsid="00089d5e" officeooo:paragraph-rsid="0017a3c0" style:font-size-asian="12pt" style:font-size-complex="12pt"/>
    </style:style>
    <style:style style:name="P5" style:family="paragraph" style:parent-style-name="Text_20_body">
      <style:paragraph-properties fo:line-height="150%" fo:text-align="start" style:justify-single-word="false"/>
      <style:text-properties style:font-name="Times New Roman" fo:font-size="12pt" fo:font-weight="normal" officeooo:rsid="00089d5e" officeooo:paragraph-rsid="001b4812" style:font-size-asian="12pt" style:font-size-complex="12pt"/>
    </style:style>
    <style:style style:name="P6" style:family="paragraph" style:parent-style-name="Text_20_body">
      <style:paragraph-properties fo:line-height="150%" fo:text-align="start" style:justify-single-word="false"/>
      <style:text-properties style:font-name="Times New Roman" fo:font-size="12pt" fo:font-weight="normal" officeooo:rsid="00089d5e" officeooo:paragraph-rsid="001d3782" style:font-size-asian="12pt" style:font-size-complex="12pt"/>
    </style:style>
    <style:style style:name="P7" style:family="paragraph" style:parent-style-name="Text_20_body">
      <style:paragraph-properties fo:line-height="150%" fo:text-align="start" style:justify-single-word="false"/>
      <style:text-properties style:font-name="Times New Roman" fo:font-size="12pt" fo:font-weight="normal" officeooo:rsid="00089d5e" officeooo:paragraph-rsid="001de3e7" style:font-size-asian="12pt" style:font-size-complex="12pt"/>
    </style:style>
    <style:style style:name="P8" style:family="paragraph" style:parent-style-name="Text_20_body">
      <style:paragraph-properties fo:line-height="150%" fo:text-align="start" style:justify-single-word="false"/>
      <style:text-properties style:font-name="Times New Roman" fo:font-size="12pt" fo:font-weight="normal" officeooo:rsid="00089d5e" officeooo:paragraph-rsid="0026df33" style:font-size-asian="12pt" style:font-size-complex="12pt"/>
    </style:style>
    <style:style style:name="P9" style:family="paragraph" style:parent-style-name="Text_20_body">
      <style:paragraph-properties fo:line-height="150%" fo:text-align="start" style:justify-single-word="false"/>
      <style:text-properties style:font-name="Times New Roman" fo:font-size="12pt" fo:font-weight="normal" officeooo:rsid="00089d5e" officeooo:paragraph-rsid="0029a264" style:font-size-asian="12pt" style:font-size-complex="12pt"/>
    </style:style>
    <style:style style:name="P10" style:family="paragraph" style:parent-style-name="Text_20_body">
      <style:paragraph-properties fo:line-height="150%" fo:text-align="center" style:justify-single-word="false"/>
      <style:text-properties style:font-name="Times New Roman" fo:font-size="12pt" fo:font-weight="normal" officeooo:rsid="00089d5e" officeooo:paragraph-rsid="0017a3c0" style:font-size-asian="12pt" style:font-size-complex="12pt"/>
    </style:style>
    <style:style style:name="P11" style:family="paragraph" style:parent-style-name="Text_20_body">
      <style:paragraph-properties fo:line-height="150%"/>
      <style:text-properties style:font-name="Times New Roman" fo:font-size="12pt" fo:font-weight="normal" officeooo:paragraph-rsid="00196767" style:font-size-asian="12pt" style:font-size-complex="12pt"/>
    </style:style>
    <style:style style:name="P12" style:family="paragraph" style:parent-style-name="Text_20_body">
      <style:paragraph-properties fo:line-height="150%"/>
      <style:text-properties style:font-name="Times New Roman" fo:font-size="12pt" fo:font-weight="normal" officeooo:paragraph-rsid="001a6bf2" style:font-size-asian="12pt" style:font-size-complex="12pt"/>
    </style:style>
    <style:style style:name="P13" style:family="paragraph" style:parent-style-name="Text_20_body">
      <style:paragraph-properties fo:line-height="150%"/>
      <style:text-properties style:font-name="Times New Roman" fo:font-size="12pt" fo:font-weight="normal" officeooo:paragraph-rsid="001b4812" style:font-size-asian="12pt" style:font-size-complex="12pt"/>
    </style:style>
    <style:style style:name="P14" style:family="paragraph" style:parent-style-name="Text_20_body">
      <style:paragraph-properties fo:line-height="150%"/>
      <style:text-properties style:font-name="Times New Roman" fo:font-size="12pt" fo:font-weight="normal" officeooo:paragraph-rsid="0021e0aa" style:font-size-asian="12pt" style:font-size-complex="12pt"/>
    </style:style>
    <style:style style:name="P15" style:family="paragraph" style:parent-style-name="Text_20_body">
      <style:paragraph-properties fo:line-height="150%"/>
      <style:text-properties style:font-name="Times New Roman" fo:font-size="12pt" fo:font-weight="normal" officeooo:paragraph-rsid="0028ea37" style:font-size-asian="12pt" style:font-size-complex="12pt"/>
    </style:style>
    <style:style style:name="P16" style:family="paragraph" style:parent-style-name="Text_20_body">
      <style:paragraph-properties fo:line-height="150%"/>
      <style:text-properties style:font-name="Times New Roman" fo:font-size="12pt" officeooo:paragraph-rsid="0017a3c0" style:font-size-asian="12pt" style:font-size-complex="12pt"/>
    </style:style>
    <style:style style:name="P17" style:family="paragraph" style:parent-style-name="Text_20_body">
      <style:paragraph-properties fo:line-height="150%"/>
      <style:text-properties style:font-name="Times New Roman" fo:font-size="12pt" officeooo:paragraph-rsid="001b4812" style:font-size-asian="12pt" style:font-size-complex="12pt"/>
    </style:style>
    <style:style style:name="P18" style:family="paragraph" style:parent-style-name="Text_20_body">
      <style:paragraph-properties fo:line-height="150%" fo:text-align="start" style:justify-single-word="false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89d5e" officeooo:paragraph-rsid="001b4812" style:text-blinking="false" fo:background-color="transparent" style:font-size-asian="12pt" style:font-size-complex="12pt"/>
    </style:style>
    <style:style style:name="P19" style:family="paragraph" style:parent-style-name="Text_20_body">
      <style:paragraph-properties fo:line-height="150%" fo:text-align="start" style:justify-single-word="false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89d5e" officeooo:paragraph-rsid="001d3782" style:text-blinking="false" fo:background-color="transparent" style:font-size-asian="12pt" style:font-size-complex="12pt"/>
    </style:style>
    <style:style style:name="P20" style:family="paragraph" style:parent-style-name="Text_20_body">
      <style:paragraph-properties fo:line-height="150%"/>
      <style:text-properties officeooo:rsid="0020306f" officeooo:paragraph-rsid="00261611"/>
    </style:style>
    <style:style style:name="P21" style:family="paragraph" style:parent-style-name="Text_20_body">
      <style:paragraph-properties fo:line-height="150%"/>
      <style:text-properties officeooo:rsid="0020306f" officeooo:paragraph-rsid="0026df33"/>
    </style:style>
    <style:style style:name="P22" style:family="paragraph" style:parent-style-name="Text_20_body">
      <style:paragraph-properties fo:line-height="150%"/>
      <style:text-properties officeooo:rsid="0020306f" officeooo:paragraph-rsid="0029a264"/>
    </style:style>
    <style:style style:name="P23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7a3c0" style:text-blinking="false" fo:background-color="transparent" style:font-size-asian="12pt" style:font-size-complex="12pt"/>
    </style:style>
    <style:style style:name="P24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b4812" style:text-blinking="false" fo:background-color="transparent" style:font-size-asian="12pt" style:font-size-complex="12pt"/>
    </style:style>
    <style:style style:name="P25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d3782" style:text-blinking="false" fo:background-color="transparent" style:font-size-asian="12pt" style:font-size-complex="12pt"/>
    </style:style>
    <style:style style:name="P26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207226" style:text-blinking="false" fo:background-color="transparent" style:font-size-asian="12pt" style:font-size-complex="12pt"/>
    </style:style>
    <style:style style:name="P27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261611" style:text-blinking="false" fo:background-color="transparent" style:font-size-asian="12pt" style:font-size-complex="12pt"/>
    </style:style>
    <style:style style:name="P28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27c548" style:text-blinking="false" fo:background-color="transparent" style:font-size-asian="12pt" style:font-size-complex="12pt"/>
    </style:style>
    <style:style style:name="P29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2b521a" style:text-blinking="false" fo:background-color="transparent" style:font-size-asian="12pt" style:font-size-complex="12pt"/>
    </style:style>
    <style:style style:name="P30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7a3c0" officeooo:paragraph-rsid="0017a3c0" style:text-blinking="false" fo:background-color="transparent" style:font-size-asian="12pt" style:font-size-complex="12pt"/>
    </style:style>
    <style:style style:name="P31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17a3c0" style:font-size-asian="12pt" style:font-size-complex="12pt"/>
    </style:style>
    <style:style style:name="P32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1b4812" style:font-size-asian="12pt" style:font-size-complex="12pt"/>
    </style:style>
    <style:style style:name="P33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1d3782" style:font-size-asian="12pt" style:font-size-complex="12pt"/>
    </style:style>
    <style:style style:name="P34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1de3e7" style:font-size-asian="12pt" style:font-size-complex="12pt"/>
    </style:style>
    <style:style style:name="P35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261611" style:font-size-asian="12pt" style:font-size-complex="12pt"/>
    </style:style>
    <style:style style:name="P36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26df33" style:font-size-asian="12pt" style:font-size-complex="12pt"/>
    </style:style>
    <style:style style:name="P37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29a264" style:font-size-asian="12pt" style:font-size-complex="12pt"/>
    </style:style>
    <style:style style:name="P38" style:family="paragraph" style:parent-style-name="Text_20_body">
      <style:paragraph-properties fo:margin-top="0in" fo:margin-bottom="0.139in" loext:contextual-spacing="false" fo:line-height="138%" style:writing-mode="lr-tb"/>
      <style:text-properties style:font-name="Times New Roman" fo:font-size="12pt" fo:font-weight="normal" style:font-size-asian="12pt" style:font-size-complex="12pt"/>
    </style:style>
    <style:style style:name="P39" style:family="paragraph" style:parent-style-name="Text_20_body">
      <style:paragraph-properties fo:margin-top="0in" fo:margin-bottom="0.139in" loext:contextual-spacing="false" fo:line-height="138%" style:writing-mode="lr-tb"/>
      <style:text-properties style:font-name="Times New Roman" fo:font-size="12pt" fo:font-weight="normal" officeooo:paragraph-rsid="001a6bf2" style:font-size-asian="12pt" style:font-size-complex="12pt"/>
    </style:style>
    <style:style style:name="P40" style:family="paragraph" style:parent-style-name="Text_20_body">
      <style:paragraph-properties fo:margin-top="0in" fo:margin-bottom="0.139in" loext:contextual-spacing="false" fo:line-height="138%" style:writing-mode="lr-tb"/>
      <style:text-properties style:font-name="Times New Roman" fo:font-size="12pt" fo:font-weight="normal" officeooo:paragraph-rsid="001b4812" style:font-size-asian="12pt" style:font-size-complex="12pt"/>
    </style:style>
    <style:style style:name="P41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rsid="001a6bf2" officeooo:paragraph-rsid="001a6bf2" style:font-size-asian="12pt" style:font-size-complex="12pt"/>
    </style:style>
    <style:style style:name="P42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officeooo:paragraph-rsid="0017a3c0" style:font-size-asian="12pt" style:font-size-complex="12pt"/>
    </style:style>
    <style:style style:name="P43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officeooo:paragraph-rsid="001b4812" style:font-size-asian="12pt" style:font-size-complex="12pt"/>
    </style:style>
    <style:style style:name="P44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officeooo:paragraph-rsid="001d3782" style:font-size-asian="12pt" style:font-size-complex="12pt"/>
    </style:style>
    <style:style style:name="P45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officeooo:paragraph-rsid="001de3e7" style:font-size-asian="12pt" style:font-size-complex="12pt"/>
    </style:style>
    <style:style style:name="P46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officeooo:paragraph-rsid="00261611" style:font-size-asian="12pt" style:font-size-complex="12pt"/>
    </style:style>
    <style:style style:name="P47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officeooo:paragraph-rsid="0026df33" style:font-size-asian="12pt" style:font-size-complex="12pt"/>
    </style:style>
    <style:style style:name="P48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officeooo:paragraph-rsid="002b521a" style:font-size-asian="12pt" style:font-size-complex="12pt"/>
    </style:style>
    <style:style style:name="P49" style:family="paragraph" style:parent-style-name="Text_20_body">
      <style:paragraph-properties fo:margin-top="0in" fo:margin-bottom="0.139in" loext:contextual-spacing="false" fo:line-height="138%" style:writing-mode="lr-tb"/>
      <style:text-properties style:font-name="Times New Roman" fo:font-size="12pt" officeooo:paragraph-rsid="001ebe19" style:font-size-asian="12pt" style:font-size-complex="12pt"/>
    </style:style>
    <style:style style:name="P50" style:family="paragraph" style:parent-style-name="Text_20_body">
      <style:paragraph-properties fo:margin-top="0in" fo:margin-bottom="0.139in" loext:contextual-spacing="false" fo:line-height="138%" style:writing-mode="lr-tb"/>
      <style:text-properties style:font-name="Times New Roman" fo:font-size="12pt" officeooo:paragraph-rsid="0028ea37" style:font-size-asian="12pt" style:font-size-complex="12pt"/>
    </style:style>
    <style:style style:name="P51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17a3c0" officeooo:paragraph-rsid="0017a3c0" style:font-size-asian="12pt" style:font-size-complex="12pt"/>
    </style:style>
    <style:style style:name="P52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17a3c0" officeooo:paragraph-rsid="001a6bf2" style:font-size-asian="12pt" style:font-size-complex="12pt"/>
    </style:style>
    <style:style style:name="P53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17a3c0" officeooo:paragraph-rsid="001b4812" style:font-size-asian="12pt" style:font-size-complex="12pt"/>
    </style:style>
    <style:style style:name="P54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17a3c0" officeooo:paragraph-rsid="001d3782" style:font-size-asian="12pt" style:font-size-complex="12pt"/>
    </style:style>
    <style:style style:name="P55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09bcda" officeooo:paragraph-rsid="0017a3c0" style:font-size-asian="12pt" style:font-size-complex="12pt"/>
    </style:style>
    <style:style style:name="P56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09bcda" officeooo:paragraph-rsid="001a6bf2" style:font-size-asian="12pt" style:font-size-complex="12pt"/>
    </style:style>
    <style:style style:name="P57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09bcda" officeooo:paragraph-rsid="001b4812" style:font-size-asian="12pt" style:font-size-complex="12pt"/>
    </style:style>
    <style:style style:name="P58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09bcda" officeooo:paragraph-rsid="001d3782" style:font-size-asian="12pt" style:font-size-complex="12pt"/>
    </style:style>
    <style:style style:name="P59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09bcda" officeooo:paragraph-rsid="001de3e7" style:font-size-asian="12pt" style:font-size-complex="12pt"/>
    </style:style>
    <style:style style:name="P60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09bcda" officeooo:paragraph-rsid="001fd7d2" style:font-size-asian="12pt" style:font-size-complex="12pt"/>
    </style:style>
    <style:style style:name="P61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09bcda" officeooo:paragraph-rsid="00261611" style:font-size-asian="12pt" style:font-size-complex="12pt"/>
    </style:style>
    <style:style style:name="P62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09bcda" officeooo:paragraph-rsid="0026df33" style:font-size-asian="12pt" style:font-size-complex="12pt"/>
    </style:style>
    <style:style style:name="P63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09bcda" officeooo:paragraph-rsid="0028ea37" style:font-size-asian="12pt" style:font-size-complex="12pt"/>
    </style:style>
    <style:style style:name="P64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09bcda" officeooo:paragraph-rsid="0029a264" style:font-size-asian="12pt" style:font-size-complex="12pt"/>
    </style:style>
    <style:style style:name="P65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196767" officeooo:paragraph-rsid="00196767" style:font-size-asian="12pt" style:font-size-complex="12pt"/>
    </style:style>
    <style:style style:name="P66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196767" officeooo:paragraph-rsid="001b4812" style:font-size-asian="12pt" style:font-size-complex="12pt"/>
    </style:style>
    <style:style style:name="P67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196767" officeooo:paragraph-rsid="001d3782" style:font-size-asian="12pt" style:font-size-complex="12pt"/>
    </style:style>
    <style:style style:name="P68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1b4812" officeooo:paragraph-rsid="001b4812" style:font-size-asian="12pt" style:font-size-complex="12pt"/>
    </style:style>
    <style:style style:name="P69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1d3782" officeooo:paragraph-rsid="001d3782" style:font-size-asian="12pt" style:font-size-complex="12pt"/>
    </style:style>
    <style:style style:name="P70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1fd7d2" officeooo:paragraph-rsid="00261611" style:font-size-asian="12pt" style:font-size-complex="12pt"/>
    </style:style>
    <style:style style:name="P71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1fd7d2" officeooo:paragraph-rsid="0026df33" style:font-size-asian="12pt" style:font-size-complex="12pt"/>
    </style:style>
    <style:style style:name="P72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333a2" officeooo:paragraph-rsid="002333a2" style:font-size-asian="12pt" style:font-size-complex="12pt"/>
    </style:style>
    <style:style style:name="P73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333a2" officeooo:paragraph-rsid="00261611" style:font-size-asian="12pt" style:font-size-complex="12pt"/>
    </style:style>
    <style:style style:name="P74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333a2" officeooo:paragraph-rsid="0026df33" style:font-size-asian="12pt" style:font-size-complex="12pt"/>
    </style:style>
    <style:style style:name="P75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333a2" officeooo:paragraph-rsid="0029a264" style:font-size-asian="12pt" style:font-size-complex="12pt"/>
    </style:style>
    <style:style style:name="P76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3c165" officeooo:paragraph-rsid="0023c165" style:font-size-asian="12pt" style:font-size-complex="12pt"/>
    </style:style>
    <style:style style:name="P77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3c165" officeooo:paragraph-rsid="00261611" style:font-size-asian="12pt" style:font-size-complex="12pt"/>
    </style:style>
    <style:style style:name="P78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3c165" officeooo:paragraph-rsid="0026df33" style:font-size-asian="12pt" style:font-size-complex="12pt"/>
    </style:style>
    <style:style style:name="P79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3c165" officeooo:paragraph-rsid="0028ea37" style:font-size-asian="12pt" style:font-size-complex="12pt"/>
    </style:style>
    <style:style style:name="P80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6853c" officeooo:paragraph-rsid="0026853c" style:font-size-asian="12pt" style:font-size-complex="12pt"/>
    </style:style>
    <style:style style:name="P81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6853c" officeooo:paragraph-rsid="0026df33" style:font-size-asian="12pt" style:font-size-complex="12pt"/>
    </style:style>
    <style:style style:name="P82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6853c" officeooo:paragraph-rsid="0029a264" style:font-size-asian="12pt" style:font-size-complex="12pt"/>
    </style:style>
    <style:style style:name="P83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7c548" officeooo:paragraph-rsid="0027c548" style:font-size-asian="12pt" style:font-size-complex="12pt"/>
    </style:style>
    <style:style style:name="P84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7c548" officeooo:paragraph-rsid="002cfd32" style:font-size-asian="12pt" style:font-size-complex="12pt"/>
    </style:style>
    <style:style style:name="P85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86e28" officeooo:paragraph-rsid="00286e28" style:font-size-asian="12pt" style:font-size-complex="12pt"/>
    </style:style>
    <style:style style:name="P86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86e28" officeooo:paragraph-rsid="0029a264" style:font-size-asian="12pt" style:font-size-complex="12pt"/>
    </style:style>
    <style:style style:name="P87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8ea37" officeooo:paragraph-rsid="0028ea37" style:font-size-asian="12pt" style:font-size-complex="12pt"/>
    </style:style>
    <style:style style:name="P88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970ca" officeooo:paragraph-rsid="002970ca" style:font-size-asian="12pt" style:font-size-complex="12pt"/>
    </style:style>
    <style:style style:name="P89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90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a6bf2" style:text-blinking="false" fo:background-color="transparent" style:font-size-asian="12pt" style:font-size-complex="12pt"/>
    </style:style>
    <style:style style:name="P91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b4812" style:text-blinking="false" fo:background-color="transparent" style:font-size-asian="12pt" style:font-size-complex="12pt"/>
    </style:style>
    <style:style style:name="P92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96767" officeooo:paragraph-rsid="00196767" style:text-blinking="false" fo:background-color="transparent" style:font-size-asian="12pt" style:font-size-complex="12pt"/>
    </style:style>
    <style:style style:name="P93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96767" officeooo:paragraph-rsid="001a6bf2" style:text-blinking="false" fo:background-color="transparent" style:font-size-asian="12pt" style:font-size-complex="12pt"/>
    </style:style>
    <style:style style:name="P94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96767" officeooo:paragraph-rsid="001b4812" style:text-blinking="false" fo:background-color="transparent" style:font-size-asian="12pt" style:font-size-complex="12pt"/>
    </style:style>
    <style:style style:name="P95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b4812" officeooo:paragraph-rsid="001b4812" style:text-blinking="false" fo:background-color="transparent" style:font-size-asian="12pt" style:font-size-complex="12pt"/>
    </style:style>
    <style:style style:name="P96" style:family="paragraph" style:parent-style-name="Text_20_body">
      <style:paragraph-properties fo:line-height="150%" fo:text-align="start" style:justify-single-word="false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89d5e" officeooo:paragraph-rsid="001de3e7" style:text-blinking="false" fo:background-color="transparent" style:font-size-asian="12pt" style:font-size-complex="12pt"/>
    </style:style>
    <style:style style:name="P97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ebe19" style:text-blinking="false" fo:background-color="transparent" style:font-size-asian="12pt" style:font-size-complex="12pt"/>
    </style:style>
    <style:style style:name="P98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2ec4c8" style:text-blinking="false" fo:background-color="transparent" style:font-size-asian="12pt" style:font-size-complex="12pt"/>
    </style:style>
    <style:style style:name="P99" style:family="paragraph" style:parent-style-name="Text_20_body">
      <style:paragraph-properties fo:line-height="150%" fo:text-align="start" style:justify-single-word="false"/>
      <style:text-properties style:font-name="Times New Roman" fo:font-size="12pt" fo:font-weight="normal" officeooo:rsid="00089d5e" officeooo:paragraph-rsid="002ec4c8" style:font-size-asian="12pt" style:font-size-complex="12pt"/>
    </style:style>
    <style:style style:name="P100" style:family="paragraph" style:parent-style-name="Text_20_body">
      <style:paragraph-properties fo:line-height="150%"/>
      <style:text-properties style:font-name="Times New Roman" fo:font-size="12pt" fo:font-weight="normal" officeooo:paragraph-rsid="003063e3" style:font-size-asian="12pt" style:font-size-complex="12pt"/>
    </style:style>
    <style:style style:name="P101" style:family="paragraph" style:parent-style-name="Text_20_body">
      <style:paragraph-properties fo:line-height="150%" fo:text-align="start" style:justify-single-word="false"/>
      <style:text-properties officeooo:paragraph-rsid="00261611"/>
    </style:style>
    <style:style style:name="P102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2ec4c8" style:font-size-asian="12pt" style:font-size-complex="12pt"/>
    </style:style>
    <style:style style:name="P103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officeooo:paragraph-rsid="002ec4c8" style:font-size-asian="12pt" style:font-size-complex="12pt"/>
    </style:style>
    <style:style style:name="P104" style:family="paragraph" style:parent-style-name="Text_20_body">
      <style:paragraph-properties fo:margin-top="0in" fo:margin-bottom="0.139in" loext:contextual-spacing="false" fo:line-height="138%" style:writing-mode="lr-tb"/>
      <style:text-properties style:font-name="Times New Roman" fo:font-size="12pt" officeooo:paragraph-rsid="003063e3" style:font-size-asian="12pt" style:font-size-complex="12pt"/>
    </style:style>
    <style:style style:name="P105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2ec4c8" style:text-blinking="false" fo:background-color="transparent" style:font-size-asian="12pt" style:font-size-complex="12pt"/>
    </style:style>
    <style:style style:name="P106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e08e2" officeooo:paragraph-rsid="002e08e2" style:font-size-asian="12pt" style:font-size-complex="12pt"/>
    </style:style>
    <style:style style:name="P107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e08e2" officeooo:paragraph-rsid="002ec4c8" style:font-size-asian="12pt" style:font-size-complex="12pt"/>
    </style:style>
    <style:style style:name="P108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e08e2" officeooo:paragraph-rsid="003063e3" style:font-size-asian="12pt" style:font-size-complex="12pt"/>
    </style:style>
    <style:style style:name="P109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09bcda" officeooo:paragraph-rsid="002ec4c8" style:font-size-asian="12pt" style:font-size-complex="12pt"/>
    </style:style>
    <style:style style:name="P110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09bcda" officeooo:paragraph-rsid="003063e3" style:font-size-asian="12pt" style:font-size-complex="12pt"/>
    </style:style>
    <style:style style:name="P111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333a2" officeooo:paragraph-rsid="003063e3" style:font-size-asian="12pt" style:font-size-complex="12pt"/>
    </style:style>
    <style:style style:name="P112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3c165" officeooo:paragraph-rsid="002ec4c8" style:font-size-asian="12pt" style:font-size-complex="12pt"/>
    </style:style>
    <style:style style:name="P113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3c165" officeooo:paragraph-rsid="003063e3" style:font-size-asian="12pt" style:font-size-complex="12pt"/>
    </style:style>
    <style:style style:name="P114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3c165" officeooo:paragraph-rsid="0030fd0f" style:font-size-asian="12pt" style:font-size-complex="12pt"/>
    </style:style>
    <style:style style:name="P115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3c165" officeooo:paragraph-rsid="00318fd0" style:font-size-asian="12pt" style:font-size-complex="12pt"/>
    </style:style>
    <style:style style:name="T1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fo:font-style="normal" style:text-underline-style="none" officeooo:rsid="0009bcda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fo:font-style="normal" style:text-underline-style="none" officeooo:rsid="0017a3c0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fo:font-style="normal" style:text-underline-style="none" officeooo:rsid="00196767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fo:font-style="normal" style:text-underline-style="none" officeooo:rsid="001a6bf2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tyle="normal" style:text-underline-style="none" officeooo:rsid="001b4812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fo:font-style="normal" style:text-underline-style="none" officeooo:rsid="001d3782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fo:font-style="normal" style:text-underline-style="none" officeooo:rsid="001de3e7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fo:font-style="normal" style:text-underline-style="none" officeooo:rsid="00207226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fo:font-style="normal" style:text-underline-style="none" officeooo:rsid="00261611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fo:font-style="normal" style:text-underline-style="none" officeooo:rsid="0026df33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fo:font-style="normal" style:text-underline-style="none" officeooo:rsid="0028ea37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fo:font-style="normal" style:text-underline-style="none" officeooo:rsid="0029a264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fo:font-style="normal" style:text-underline-style="none" officeooo:rsid="002e08e2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fo:font-style="normal" style:text-underline-style="none" officeooo:rsid="002ec4c8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fo:font-style="normal" style:text-underline-style="none" officeooo:rsid="00318fd0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09bcda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7a3c0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b4812" style:text-blinking="false" fo:background-color="transparent" loext:char-shading-value="0"/>
    </style:style>
    <style:style style:name="T21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d3782" style:text-blinking="false" fo:background-color="transparent" loext:char-shading-value="0"/>
    </style:style>
    <style:style style:name="T2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de3e7" style:text-blinking="false" fo:background-color="transparent" loext:char-shading-value="0"/>
    </style:style>
    <style:style style:name="T2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96767" style:text-blinking="false" fo:background-color="transparent" loext:char-shading-value="0"/>
    </style:style>
    <style:style style:name="T24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ebe19" style:text-blinking="false" fo:background-color="transparent" loext:char-shading-value="0"/>
    </style:style>
    <style:style style:name="T2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07226" style:text-blinking="false" fo:background-color="transparent" loext:char-shading-value="0"/>
    </style:style>
    <style:style style:name="T26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3c165" style:text-blinking="false" fo:background-color="transparent" loext:char-shading-value="0"/>
    </style:style>
    <style:style style:name="T2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7c548" style:text-blinking="false" fo:background-color="transparent" loext:char-shading-value="0"/>
    </style:style>
    <style:style style:name="T2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8ea37" style:text-blinking="false" fo:background-color="transparent" loext:char-shading-value="0"/>
    </style:style>
    <style:style style:name="T2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9a264" style:text-blinking="false" fo:background-color="transparent" loext:char-shading-value="0"/>
    </style:style>
    <style:style style:name="T30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6df33" style:text-blinking="false" fo:background-color="transparent" loext:char-shading-value="0"/>
    </style:style>
    <style:style style:name="T31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cfd32" style:text-blinking="false" fo:background-color="transparent" loext:char-shading-value="0"/>
    </style:style>
    <style:style style:name="T3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ec4c8" style:text-blinking="false" fo:background-color="transparent" loext:char-shading-value="0"/>
    </style:style>
    <style:style style:name="T3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18fd0" style:text-blinking="false" fo:background-color="transparent" loext:char-shading-value="0"/>
    </style:style>
    <style:style style:name="T34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35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89d5e" style:text-blinking="false" fo:background-color="transparent" loext:char-shading-value="0" style:font-size-asian="12pt" style:font-size-complex="12pt"/>
    </style:style>
    <style:style style:name="T36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261611" style:text-blinking="false" fo:background-color="transparent" loext:char-shading-value="0" style:font-size-asian="12pt" style:font-size-complex="12pt"/>
    </style:style>
    <style:style style:name="T37" style:family="text">
      <style:text-properties fo:font-variant="normal" fo:text-transform="none" fo:color="#000000" style:text-line-through-style="none" style:text-line-through-type="none" style:font-name="Times New Roman" fo:font-size="12pt" style:text-underline-style="none" fo:font-weight="normal" officeooo:rsid="00089d5e" style:text-blinking="false" fo:background-color="transparent" loext:char-shading-value="0" style:font-size-asian="12pt" style:font-size-complex="12pt"/>
    </style:style>
    <style:style style:name="T38" style:family="text">
      <style:text-properties officeooo:rsid="003bc289"/>
    </style:style>
    <style:style style:name="T39" style:family="text">
      <style:text-properties officeooo:rsid="0017a3c0"/>
    </style:style>
    <style:style style:name="T40" style:family="text">
      <style:text-properties officeooo:rsid="00196767"/>
    </style:style>
    <style:style style:name="T41" style:family="text">
      <style:text-properties officeooo:rsid="001a6bf2"/>
    </style:style>
    <style:style style:name="T42" style:family="text">
      <style:text-properties officeooo:rsid="001b4812"/>
    </style:style>
    <style:style style:name="T43" style:family="text">
      <style:text-properties officeooo:rsid="0027c548"/>
    </style:style>
    <style:style style:name="T44" style:family="text">
      <style:text-properties officeooo:rsid="0009bcda"/>
    </style:style>
    <style:style style:name="T45" style:family="text">
      <style:text-properties officeooo:rsid="002cfd32"/>
    </style:style>
    <style:style style:name="T46" style:family="text">
      <style:text-properties officeooo:rsid="002e08e2"/>
    </style:style>
    <style:style style:name="T47" style:family="text">
      <style:text-properties officeooo:rsid="002ec4c8"/>
    </style:style>
    <style:style style:name="T48" style:family="text">
      <style:text-properties officeooo:rsid="003063e3"/>
    </style:style>
    <style:style style:name="T49" style:family="text">
      <style:text-properties officeooo:rsid="00318fd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Use Case Specification Table</text:p>
      <text:p text:style-name="P4"><text:bookmark text:name="docs-internal-guid-dbfc93aa-7fff-6a4c-b6ad-91cb1ea94cb3"/><text:span text:style-name="T1">Use case name</text:span><text:span text:style-name="T34"> <text:tab/><text:tab/></text:span><text:span text:style-name="T1">: </text:span><text:span text:style-name="T3">Pesan Tiket</text:span></text:p>
      <text:p text:style-name="P31"><text:span text:style-name="T1">Pre condition</text:span><text:span text:style-name="T34"> <text:tab/><text:tab/><text:tab/></text:span><text:span text:style-name="T1">: </text:span><text:span text:style-name="T3">Customer</text:span><text:span text:style-name="T2"> melakukan </text:span><text:span text:style-name="T3">pesan tiket melalui system</text:span></text:p>
      <text:p text:style-name="P42"><text:span text:style-name="T17">Post Condition <text:tab/><text:tab/>: </text:span><text:span text:style-name="T18">1. </text:span><text:span text:style-name="T19">Customer berhasil memesan tiket</text:span></text:p>
      <text:p text:style-name="P30"><text:tab/><text:tab/><text:tab/><text:tab/> <text:s/>2. Customer gagal memesan tiket</text:p>
      <text:p text:style-name="P41"><text:span text:style-name="T3"><text:tab/><text:tab/><text:tab/><text:tab/> <text:s/>3. </text:span><text:span text:style-name="T1">Customer ditolak </text:span></text:p>
      <text:p text:style-name="P23">Successful Condition : <text:span text:style-name="T39">Customer berhasil memesan tiket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1">Customer</text:p>
          </table:table-cell>
          <table:table-cell table:style-name="Table2.A1" office:value-type="string">
            <text:p text:style-name="P55">System</text:p>
          </table:table-cell>
          <table:table-cell table:style-name="Table2.C1" office:value-type="string">
            <text:p text:style-name="P65">Admin</text:p>
          </table:table-cell>
        </table:table-row>
        <table:table-row>
          <table:table-cell table:style-name="Table2.A2" office:value-type="string">
            <text:p text:style-name="P55">1. <text:span text:style-name="T38">Use case ini dimulai ketika Customer melakukan pemesanan tiket melalui system</text:span></text:p>
          </table:table-cell>
          <table:table-cell table:style-name="Table2.A2" office:value-type="string">
            <text:p text:style-name="P55">2. System memeriksa validitas data</text:p>
          </table:table-cell>
          <table:table-cell table:style-name="Table2.C2" office:value-type="string">
            <text:p text:style-name="P65">4. menerima / menolak customer</text:p>
          </table:table-cell>
        </table:table-row>
        <table:table-row>
          <table:table-cell table:style-name="Table2.A2" office:value-type="string">
            <text:p text:style-name="P55"/>
          </table:table-cell>
          <table:table-cell table:style-name="Table2.A2" office:value-type="string">
            <text:p text:style-name="P55">3. System menyimpan data <text:span text:style-name="T39">customer dan meminta persetujuan admin</text:span></text:p>
          </table:table-cell>
          <table:table-cell table:style-name="Table2.C2" office:value-type="string">
            <text:p text:style-name="P55"/>
          </table:table-cell>
        </table:table-row>
        <table:table-row table:style-name="Table2.4">
          <table:table-cell table:style-name="Table2.A2" office:value-type="string">
            <text:p text:style-name="P55"/>
          </table:table-cell>
          <table:table-cell table:style-name="Table2.A2" office:value-type="string">
            <text:p text:style-name="P51"><text:span text:style-name="T40">5</text:span>. System menerbitkan kode bayar</text:p>
          </table:table-cell>
          <table:table-cell table:style-name="Table2.C2" office:value-type="string">
            <text:p text:style-name="P51"/>
          </table:table-cell>
        </table:table-row>
      </table:table>
      <text:p text:style-name="P16"/>
      <text:p text:style-name="P11"><text:bookmark text:name="docs-internal-guid-bb1effa6-7fff-0b32-3c28-e6cfc80542fb"/><text:span text:style-name="T1">Alternative Condition 1</text:span><text:span text:style-name="T34"> </text:span><text:span text:style-name="T1">: </text:span><text:span text:style-name="T3">Customer gagal memesan tiket</text:span></text:p>
      <text:p text:style-name="P38"><text:span text:style-name="T1">Pre Condition : </text:span><text:span text:style-name="T4">Pada langkah kedua customer salah input data</text:span>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51">Customer</text:p>
          </table:table-cell>
          <table:table-cell table:style-name="Table1.A1" office:value-type="string">
            <text:p text:style-name="P55">System</text:p>
          </table:table-cell>
        </table:table-row>
        <table:table-row>
          <table:table-cell table:style-name="Table1.A1" office:value-type="string">
            <text:p text:style-name="P89"/>
          </table:table-cell>
          <table:table-cell table:style-name="Table1.A1" office:value-type="string">
            <text:p text:style-name="P92">3. System menampilkan pesan e<text:span text:style-name="T41">r</text:span>ror</text:p>
          </table:table-cell>
        </table:table-row>
        <table:table-row>
          <table:table-cell table:style-name="Table1.A3" office:value-type="string">
            <text:p text:style-name="P89"/>
          </table:table-cell>
          <table:table-cell table:style-name="Table1.A3" office:value-type="string">
            <text:p text:style-name="P92">4. Kembali pada proses no 1</text:p>
          </table:table-cell>
        </table:table-row>
      </table:table>
      <text:p text:style-name="P16"/>
      <text:p text:style-name="P12"><text:span text:style-name="T1">Alternative Condition </text:span><text:span text:style-name="T5">2</text:span><text:span text:style-name="T34"> </text:span><text:span text:style-name="T1">: </text:span><text:span text:style-name="T3">Customer </text:span><text:span text:style-name="T5">ditolak</text:span></text:p>
      <text:p text:style-name="P39"><text:span text:style-name="T1">Pre Condition : </text:span><text:span text:style-name="T4">Pada langkah ke </text:span><text:span text:style-name="T5">4</text:span><text:span text:style-name="T4"> customer </text:span><text:span text:style-name="T5">ditolak oleh admin</text:span></text:p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52">Customer</text:p>
          </table:table-cell>
          <table:table-cell table:style-name="Table3.A1" office:value-type="string">
            <text:p text:style-name="P56">System</text:p>
          </table:table-cell>
        </table:table-row>
        <table:table-row>
          <table:table-cell table:style-name="Table3.A1" office:value-type="string">
            <text:p text:style-name="P90"/>
          </table:table-cell>
          <table:table-cell table:style-name="Table3.A1" office:value-type="string">
            <text:p text:style-name="P93"><text:span text:style-name="T41">5</text:span>. System menampilkan pesan <text:span text:style-name="T41">bahwa pesanan ditolak</text:span></text:p>
          </table:table-cell>
        </table:table-row>
      </table:table>
      <text:p text:style-name="P1"/>
      <text:p text:style-name="P18"/>
      <text:p text:style-name="P18"/>
      <text:p text:style-name="P5"><text:span text:style-name="T1">Use case name</text:span><text:span text:style-name="T34"> <text:tab/><text:tab/></text:span><text:span text:style-name="T1">: </text:span><text:span text:style-name="T6">Bayar Tiket</text:span></text:p>
      <text:p text:style-name="P32"><text:span text:style-name="T1">Pre condition</text:span><text:span text:style-name="T34"> <text:tab/><text:tab/><text:tab/></text:span><text:span text:style-name="T1">: </text:span><text:span text:style-name="T3">Customer</text:span><text:span text:style-name="T2"> melakukan </text:span><text:span text:style-name="T6">pembayaran</text:span><text:span text:style-name="T3"> tiket melalui system</text:span></text:p>
      <text:p text:style-name="P43"><text:span text:style-name="T17">Post Condition <text:tab/><text:tab/>: </text:span><text:span text:style-name="T18">1. </text:span><text:span text:style-name="T19">Customer berhasil me</text:span><text:span text:style-name="T20">mbayar </text:span><text:span text:style-name="T19">tiket</text:span></text:p>
      <text:p text:style-name="P43"><text:soft-page-break/><text:span text:style-name="T19"><text:tab/><text:tab/><text:tab/><text:tab/></text:span><text:span text:style-name="T20"> <text:s/>2. </text:span><text:span text:style-name="T19">Customer </text:span><text:span text:style-name="T20">gagal </text:span><text:span text:style-name="T19">me</text:span><text:span text:style-name="T20">mbayar </text:span><text:span text:style-name="T19">tiket</text:span></text:p>
      <text:p text:style-name="P24">Successful Condition : <text:span text:style-name="T39">Customer berhasil memesan tiket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53">Customer</text:p>
          </table:table-cell>
          <table:table-cell table:style-name="Table4.A1" office:value-type="string">
            <text:p text:style-name="P57">System</text:p>
          </table:table-cell>
          <table:table-cell table:style-name="Table4.C1" office:value-type="string">
            <text:p text:style-name="P66">Admin</text:p>
          </table:table-cell>
        </table:table-row>
        <table:table-row>
          <table:table-cell table:style-name="Table4.A2" office:value-type="string">
            <text:p text:style-name="P57">1. <text:span text:style-name="T38">Use case ini dimulai ketika Customer melakukan pembayaran tiket melalui system</text:span></text:p>
          </table:table-cell>
          <table:table-cell table:style-name="Table4.A2" office:value-type="string">
            <text:p text:style-name="P57">2. System memeriksa validitas data</text:p>
          </table:table-cell>
          <table:table-cell table:style-name="Table4.C2" office:value-type="string">
            <text:p text:style-name="P66">4. menerima / menolak <text:span text:style-name="T42">pembayaran</text:span></text:p>
          </table:table-cell>
        </table:table-row>
        <table:table-row>
          <table:table-cell table:style-name="Table4.A2" office:value-type="string">
            <text:p text:style-name="P57"/>
          </table:table-cell>
          <table:table-cell table:style-name="Table4.A2" office:value-type="string">
            <text:p text:style-name="P57">3. System menyimpan data <text:span text:style-name="T42">pembayaran dan meneruskan ke <text:s/>admin</text:span></text:p>
          </table:table-cell>
          <table:table-cell table:style-name="Table4.C2" office:value-type="string">
            <text:p text:style-name="P57"/>
          </table:table-cell>
        </table:table-row>
        <table:table-row table:style-name="Table4.4">
          <table:table-cell table:style-name="Table4.A2" office:value-type="string">
            <text:p text:style-name="P57"/>
          </table:table-cell>
          <table:table-cell table:style-name="Table4.A2" office:value-type="string">
            <text:p text:style-name="P68">5. System menerbitkan tiket</text:p>
          </table:table-cell>
          <table:table-cell table:style-name="Table4.C2" office:value-type="string">
            <text:p text:style-name="P53"/>
          </table:table-cell>
        </table:table-row>
      </table:table>
      <text:p text:style-name="P2"/>
      <text:p text:style-name="P13"><text:span text:style-name="T1">Alternative Condition 1</text:span><text:span text:style-name="T34"> </text:span><text:span text:style-name="T1">: </text:span><text:span text:style-name="T3">Customer gagal mem</text:span><text:span text:style-name="T6">bayar </text:span><text:span text:style-name="T3">tiket</text:span></text:p>
      <text:p text:style-name="P40"><text:span text:style-name="T1">Pre Condition : </text:span><text:span text:style-name="T4">Pada langkah ke </text:span><text:span text:style-name="T6">4</text:span><text:span text:style-name="T4"> </text:span><text:span text:style-name="T6">pembayaran ditolak admin (uang belum masuk)</text:span></text:p>
      <table:table table:name="Table5" table:style-name="Table5">
        <table:table-column table:style-name="Table5.A" table:number-columns-repeated="2"/>
        <table:table-row>
          <table:table-cell table:style-name="Table5.A1" office:value-type="string">
            <text:p text:style-name="P53">Customer</text:p>
          </table:table-cell>
          <table:table-cell table:style-name="Table5.A1" office:value-type="string">
            <text:p text:style-name="P57">System</text:p>
          </table:table-cell>
        </table:table-row>
        <table:table-row>
          <table:table-cell table:style-name="Table5.A1" office:value-type="string">
            <text:p text:style-name="P95">6. Customer memeriksa kembali pembayaran yang telah dilakukan</text:p>
          </table:table-cell>
          <table:table-cell table:style-name="Table5.A1" office:value-type="string">
            <text:p text:style-name="P94"><text:span text:style-name="T42">5</text:span>. System menampilkan pesan e<text:span text:style-name="T41">r</text:span>ror</text:p>
          </table:table-cell>
        </table:table-row>
        <table:table-row>
          <table:table-cell table:style-name="Table5.A3" office:value-type="string">
            <text:p text:style-name="P91"/>
          </table:table-cell>
          <table:table-cell table:style-name="Table5.A3" office:value-type="string">
            <text:p text:style-name="P95">7. Kembali pada proses no 1</text:p>
          </table:table-cell>
        </table:table-row>
      </table:table>
      <text:p text:style-name="P17"/>
      <text:p text:style-name="P19"/>
      <text:p text:style-name="P19"/>
      <text:p text:style-name="P6"><text:span text:style-name="T1">Use case name</text:span><text:span text:style-name="T34"> <text:tab/><text:tab/></text:span><text:span text:style-name="T1">: </text:span><text:span text:style-name="T6">B</text:span><text:span text:style-name="T7">atal</text:span><text:span text:style-name="T6"> Tiket</text:span></text:p>
      <text:p text:style-name="P33"><text:span text:style-name="T1">Pre condition</text:span><text:span text:style-name="T34"> <text:tab/><text:tab/><text:tab/></text:span><text:span text:style-name="T1">: </text:span><text:span text:style-name="T3">Customer</text:span><text:span text:style-name="T2"> </text:span><text:span text:style-name="T7">mengajuan pembatalan tiket</text:span></text:p>
      <text:p text:style-name="P44"><text:span text:style-name="T17">Post Condition <text:tab/><text:tab/>: </text:span><text:span text:style-name="T18">1. </text:span><text:span text:style-name="T19">Customer berhasil </text:span><text:span text:style-name="T21">mengajukan pembatalan tiket</text:span></text:p>
      <text:p text:style-name="P25">Successful Condition : <text:span text:style-name="T39">Customer berhasil mengajukan pembatalan tiket</text:span></text:p>
      <text:p text:style-name="P25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54">Customer</text:p>
          </table:table-cell>
          <table:table-cell table:style-name="Table6.A1" office:value-type="string">
            <text:p text:style-name="P58">System</text:p>
          </table:table-cell>
          <table:table-cell table:style-name="Table6.C1" office:value-type="string">
            <text:p text:style-name="P67">Admin</text:p>
          </table:table-cell>
        </table:table-row>
        <table:table-row>
          <table:table-cell table:style-name="Table6.A2" office:value-type="string">
            <text:p text:style-name="P58">1. <text:span text:style-name="T38">Use case ini dimulai ketika Customer mengajukan pembatalan tiket melalui system</text:span></text:p>
          </table:table-cell>
          <table:table-cell table:style-name="Table6.A2" office:value-type="string">
            <text:p text:style-name="P58">2. System memeriksa validitas data</text:p>
          </table:table-cell>
          <table:table-cell table:style-name="Table6.C2" office:value-type="string">
            <text:p text:style-name="P67">4. menerima / menolak <text:span text:style-name="T42">pembatalan</text:span></text:p>
          </table:table-cell>
        </table:table-row>
        <table:table-row>
          <table:table-cell table:style-name="Table6.A2" office:value-type="string">
            <text:p text:style-name="P58"/>
          </table:table-cell>
          <table:table-cell table:style-name="Table6.A2" office:value-type="string">
            <text:p text:style-name="P58">3. System menyimpan data <text:span text:style-name="T42">pembayaran dan meneruskan ke <text:s/>admin</text:span></text:p>
          </table:table-cell>
          <table:table-cell table:style-name="Table6.C2" office:value-type="string">
            <text:p text:style-name="P58"/>
          </table:table-cell>
        </table:table-row>
        <table:table-row table:style-name="Table6.4">
          <table:table-cell table:style-name="Table6.A2" office:value-type="string">
            <text:p text:style-name="P58"/>
          </table:table-cell>
          <table:table-cell table:style-name="Table6.A2" office:value-type="string">
            <text:p text:style-name="P69">5. System memberikan hasil pengajuan</text:p>
          </table:table-cell>
          <table:table-cell table:style-name="Table6.C2" office:value-type="string">
            <text:p text:style-name="P54"/>
          </table:table-cell>
        </table:table-row>
      </table:table>
      <text:p text:style-name="P96"/>
      <text:p text:style-name="P7"><text:soft-page-break/><text:span text:style-name="T1">Use case name</text:span><text:span text:style-name="T34"> <text:tab/><text:tab/></text:span><text:span text:style-name="T1">: </text:span><text:span text:style-name="T14">Ambil</text:span><text:span text:style-name="T8"> kiriman barang </text:span></text:p>
      <text:p text:style-name="P34"><text:span text:style-name="T1">Pre condition</text:span><text:span text:style-name="T34"> <text:tab/><text:tab/><text:tab/></text:span><text:span text:style-name="T1">: </text:span><text:span text:style-name="T3">Customer</text:span><text:span text:style-name="T2"> </text:span><text:span text:style-name="T9">men</text:span><text:span text:style-name="T14">gmbil </text:span><text:span text:style-name="T8">barang </text:span></text:p>
      <text:p text:style-name="P45"><text:span text:style-name="T17">Post Condition <text:tab/><text:tab/>: </text:span><text:span text:style-name="T18">1. </text:span><text:span text:style-name="T19">Customer berhasil </text:span><text:span text:style-name="T22">mengmbil</text:span><text:span text:style-name="T22"> barang</text:span></text:p>
      <text:p text:style-name="P45"><text:span text:style-name="T22"><text:tab/><text:tab/><text:tab/><text:tab/> <text:s/>2. Kiriman </text:span><text:span text:style-name="T25">mengalami kerusakan</text:span></text:p>
      <text:p text:style-name="P26">Successful Condition : <text:span text:style-name="T39">Customer berhasil mengmbil barang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106">Admin</text:p>
          </table:table-cell>
          <table:table-cell table:style-name="Table7.A1" office:value-type="string">
            <text:p text:style-name="P59">System</text:p>
          </table:table-cell>
          <table:table-cell table:style-name="Table7.C1" office:value-type="string">
            <text:p text:style-name="P106">Customer</text:p>
          </table:table-cell>
        </table:table-row>
        <table:table-row>
          <table:table-cell table:style-name="Table7.A2" office:value-type="string">
            <text:p text:style-name="P113">4. <text:span text:style-name="T46">Admin</text:span> memasukan status penerimaan ke system</text:p>
          </table:table-cell>
          <table:table-cell table:style-name="Table7.A2" office:value-type="string">
            <text:p text:style-name="P72">2. System menampilkan data penerima</text:p>
          </table:table-cell>
          <table:table-cell table:style-name="Table7.C2" office:value-type="string">
            <text:p text:style-name="P110">1. <text:span text:style-name="T38">Use case ini dimulai ketika Customer mengambil barang</text:span></text:p>
          </table:table-cell>
        </table:table-row>
        <table:table-row>
          <table:table-cell table:style-name="Table7.A2" office:value-type="string">
            <text:p text:style-name="P76"/>
          </table:table-cell>
          <table:table-cell table:style-name="Table7.A2" office:value-type="string">
            <text:p text:style-name="P76">5. System menyimpan status barang</text:p>
          </table:table-cell>
          <table:table-cell table:style-name="Table7.C2" office:value-type="string">
            <text:p text:style-name="P111">3. Customer memeriksa barang yang diterima</text:p>
          </table:table-cell>
        </table:table-row>
      </table:table>
      <text:p text:style-name="P97"/>
      <text:p text:style-name="P14"><text:span text:style-name="T1">Alternative Condition 1</text:span><text:span text:style-name="T34"> </text:span><text:span text:style-name="T1">: </text:span><text:span text:style-name="T8">Kiriman </text:span><text:span text:style-name="T9">mengalami kerusakan</text:span></text:p>
      <text:p text:style-name="P49"><text:span text:style-name="T17">Pre Condition : </text:span><text:span text:style-name="T23">Pada langkah ke </text:span><text:span text:style-name="T26">3</text:span><text:span text:style-name="T23"> </text:span><text:span text:style-name="T24">kiriman</text:span><text:span text:style-name="T20"> </text:span><text:span text:style-name="T26">mengalami kerusakan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106">Admin</text:p>
          </table:table-cell>
          <table:table-cell table:style-name="Table8.A1" office:value-type="string">
            <text:p text:style-name="P60">System</text:p>
          </table:table-cell>
          <table:table-cell table:style-name="Table8.C1" office:value-type="string">
            <text:p text:style-name="P76">Customer</text:p>
          </table:table-cell>
        </table:table-row>
        <table:table-row table:style-name="Table8.2">
          <table:table-cell table:style-name="Table8.A2" office:value-type="string">
            <text:p text:style-name="P76">5. <text:span text:style-name="T46">Admin</text:span> meng<text:span text:style-name="T47">a</text:span>mbil kembali barang</text:p>
          </table:table-cell>
          <table:table-cell table:style-name="Table8.A2" office:value-type="string">
            <text:p text:style-name="P76">6. System menyimpan status</text:p>
          </table:table-cell>
          <table:table-cell table:style-name="Table8.C2" office:value-type="string">
            <text:p text:style-name="P76">4. Customer mengembalikan barang ke <text:span text:style-name="T46">admin</text:span></text:p>
          </table:table-cell>
        </table:table-row>
      </table:table>
      <text:p text:style-name="P3"/>
      <text:p text:style-name="P99"><text:span text:style-name="T1">Use case name</text:span><text:span text:style-name="T34"> <text:tab/><text:tab/></text:span><text:span text:style-name="T1">: </text:span><text:span text:style-name="T16">Penyerahan</text:span><text:span text:style-name="T8"> barang </text:span><text:span text:style-name="T16">oleh customer</text:span></text:p>
      <text:p text:style-name="P102"><text:span text:style-name="T1">Pre condition</text:span><text:span text:style-name="T34"> <text:tab/><text:tab/><text:tab/></text:span><text:span text:style-name="T1">: </text:span><text:span text:style-name="T3">Customer</text:span><text:span text:style-name="T2"> </text:span><text:span text:style-name="T15">Mengirim </text:span><text:span text:style-name="T8">barang </text:span></text:p>
      <text:p text:style-name="P103"><text:span text:style-name="T17">Post Condition <text:tab/><text:tab/>: </text:span><text:span text:style-name="T18">1. </text:span><text:span text:style-name="T19">Customer berhasil </text:span><text:span text:style-name="T32">Mengirim</text:span><text:span text:style-name="T22"> barang</text:span></text:p>
      <text:p text:style-name="P103"><text:span text:style-name="T22"><text:tab/><text:tab/><text:tab/><text:tab/> <text:s/>2. Kiriman </text:span><text:span text:style-name="T32">ditolak</text:span></text:p>
      <text:p text:style-name="P105">Successful Condition : <text:span text:style-name="T39">Customer berhasil mengirim barang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107">Admin</text:p>
          </table:table-cell>
          <table:table-cell table:style-name="Table13.A1" office:value-type="string">
            <text:p text:style-name="P109">System</text:p>
          </table:table-cell>
          <table:table-cell table:style-name="Table13.C1" office:value-type="string">
            <text:p text:style-name="P107">Customer</text:p>
          </table:table-cell>
        </table:table-row>
        <table:table-row>
          <table:table-cell table:style-name="Table13.A2" office:value-type="string">
            <text:p text:style-name="P111"><text:span text:style-name="T49">2</text:span>. <text:span text:style-name="T48">Admin</text:span> memeriksa barang yang <text:span text:style-name="T48">akan dikirim</text:span></text:p>
          </table:table-cell>
          <table:table-cell table:style-name="Table13.A2" office:value-type="string">
            <text:p text:style-name="P115"><text:span text:style-name="T49">4</text:span>. System menyimpan <text:span text:style-name="T48">data pengiriman</text:span> barang</text:p>
          </table:table-cell>
          <table:table-cell table:style-name="Table13.C2" office:value-type="string">
            <text:p text:style-name="P110"><text:span text:style-name="T48">1</text:span>. <text:span text:style-name="T38">Use case ini dimulai ketika Customer Mengirim barang</text:span></text:p>
          </table:table-cell>
        </table:table-row>
        <table:table-row>
          <table:table-cell table:style-name="Table13.A2" office:value-type="string">
            <text:p text:style-name="P112"><text:span text:style-name="T49">3</text:span>. <text:span text:style-name="T46">Admin</text:span> memasukan <text:span text:style-name="T48">data pengiriman</text:span> ke system</text:p>
          </table:table-cell>
          <table:table-cell table:style-name="Table13.A2" office:value-type="string">
            <text:p text:style-name="P114"/>
          </table:table-cell>
          <table:table-cell table:style-name="Table13.C2" office:value-type="string">
            <text:p text:style-name="P111"/>
          </table:table-cell>
        </table:table-row>
      </table:table>
      <text:p text:style-name="P98"/>
      <text:p text:style-name="P100"><text:span text:style-name="T1">Alternative Condition 1</text:span><text:span text:style-name="T34"> </text:span><text:span text:style-name="T1">: </text:span><text:span text:style-name="T8">Kiriman </text:span><text:span text:style-name="T16">ditolak</text:span></text:p>
      <text:p text:style-name="P104"><text:span text:style-name="T17">Pre Condition : </text:span><text:span text:style-name="T23">Pada langkah ke </text:span><text:span text:style-name="T26">3</text:span><text:span text:style-name="T23"> </text:span><text:span text:style-name="T24">kiriman</text:span><text:span text:style-name="T20"> </text:span><text:span text:style-name="T33">ditolak</text:span></text:p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108">Admin</text:p>
          </table:table-cell>
          <table:table-cell table:style-name="Table14.A1" office:value-type="string">
            <text:p text:style-name="P110">System</text:p>
          </table:table-cell>
          <table:table-cell table:style-name="Table14.C1" office:value-type="string">
            <text:p text:style-name="P113">Customer</text:p>
          </table:table-cell>
        </table:table-row>
        <table:table-row table:style-name="Table14.2">
          <table:table-cell table:style-name="Table14.A2" office:value-type="string">
            <text:p text:style-name="P113"/>
          </table:table-cell>
          <table:table-cell table:style-name="Table14.A2" office:value-type="string">
            <text:p text:style-name="P113"/>
          </table:table-cell>
          <table:table-cell table:style-name="Table14.C2" office:value-type="string">
            <text:p text:style-name="P113">4. <text:span text:style-name="T49">Admin</text:span> mengembalikan barang ke <text:span text:style-name="T49">customer</text:span></text:p>
          </table:table-cell>
        </table:table-row>
      </table:table>
      <text:p text:style-name="P101"><text:soft-page-break/><text:span text:style-name="T35">Use case name</text:span><text:span text:style-name="T37"> <text:tab/><text:tab/></text:span><text:span text:style-name="T35">: </text:span><text:span text:style-name="T36">Ganti rute sopir</text:span></text:p>
      <text:p text:style-name="P35"><text:span text:style-name="T1">Pre condition</text:span><text:span text:style-name="T34"> <text:tab/><text:tab/><text:tab/></text:span><text:span text:style-name="T1">: </text:span><text:span text:style-name="T10">Sopir ganti rute perjalanan</text:span></text:p>
      <text:p text:style-name="P46"><text:span text:style-name="T17">Post Condition <text:tab/><text:tab/>: </text:span><text:span text:style-name="T18">1. </text:span><text:span text:style-name="T29">Sopir mendapatkan rute perjalanan</text:span></text:p>
      <text:p text:style-name="P46"><text:span text:style-name="T22"><text:tab/><text:tab/><text:tab/><text:tab/> <text:s/>2. Kiriman </text:span><text:span text:style-name="T25">mengalami kerusakan</text:span></text:p>
      <text:p text:style-name="P27">Successful Condition : <text:span text:style-name="T39">Customer berhasil menerima barang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73">Sopir</text:p>
          </table:table-cell>
          <table:table-cell table:style-name="Table9.A1" office:value-type="string">
            <text:p text:style-name="P61">System</text:p>
          </table:table-cell>
          <table:table-cell table:style-name="Table9.C1" office:value-type="string">
            <text:p text:style-name="P80">Admin</text:p>
          </table:table-cell>
        </table:table-row>
        <table:table-row>
          <table:table-cell table:style-name="Table9.A2" office:value-type="string">
            <text:p text:style-name="P61">1. <text:span text:style-name="T38">Use case ini dimulai ketika sopir menyerahkan barang <text:s/></text:span></text:p>
          </table:table-cell>
          <table:table-cell table:style-name="Table9.A2" office:value-type="string">
            <text:p text:style-name="P73">2. System menampilkan data penerima</text:p>
          </table:table-cell>
          <table:table-cell table:style-name="Table9.C2" office:value-type="string">
            <text:p text:style-name="P73">3. Customer memeriksa barang yang diterima</text:p>
          </table:table-cell>
        </table:table-row>
        <table:table-row>
          <table:table-cell table:style-name="Table9.A2" office:value-type="string">
            <text:p text:style-name="P77">4. Sopir memasukan status penerimaan ke system</text:p>
          </table:table-cell>
          <table:table-cell table:style-name="Table9.A2" office:value-type="string">
            <text:p text:style-name="P77">5. System menyimpan status barang</text:p>
          </table:table-cell>
          <table:table-cell table:style-name="Table9.C2" office:value-type="string">
            <text:p text:style-name="P70"/>
          </table:table-cell>
        </table:table-row>
      </table:table>
      <text:p text:style-name="P20"/>
      <text:p text:style-name="P8"><text:span text:style-name="T1">Use case name</text:span><text:span text:style-name="T34"> <text:tab/><text:tab/></text:span><text:span text:style-name="T1">: </text:span><text:span text:style-name="T11">Keberangkatan</text:span></text:p>
      <text:p text:style-name="P36"><text:span text:style-name="T1">Pre condition</text:span><text:span text:style-name="T34"> <text:tab/><text:tab/><text:tab/></text:span><text:span text:style-name="T1">: </text:span><text:span text:style-name="T11">Sopir memulai perjalanan</text:span></text:p>
      <text:p text:style-name="P47"><text:span text:style-name="T17">Post Condition <text:tab/><text:tab/>: </text:span><text:span text:style-name="T18">1. </text:span><text:span text:style-name="T27">Sopir memulai perjalanan</text:span></text:p>
      <text:p text:style-name="P47"><text:span text:style-name="T22"><text:tab/><text:tab/><text:tab/><text:tab/> <text:s/>2. </text:span><text:span text:style-name="T27">Kendaraan mengalami kendala</text:span></text:p>
      <text:p text:style-name="P28">Successful Condition : <text:span text:style-name="T43">Sopir memulai perjalanan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74">Sopir</text:p>
          </table:table-cell>
          <table:table-cell table:style-name="Table10.A1" office:value-type="string">
            <text:p text:style-name="P62">System</text:p>
          </table:table-cell>
          <table:table-cell table:style-name="Table10.C1" office:value-type="string">
            <text:p text:style-name="P81">Admin</text:p>
          </table:table-cell>
        </table:table-row>
        <table:table-row>
          <table:table-cell table:style-name="Table10.A2" office:value-type="string">
            <text:p text:style-name="P83">1. <text:span text:style-name="T38">Use case ini dimulai ketika sopir </text:span>akan memulai perjalanan</text:p>
          </table:table-cell>
          <table:table-cell table:style-name="Table10.A2" office:value-type="string">
            <text:p text:style-name="P85">2. System memberikan informasi perjalanan ke sopir</text:p>
          </table:table-cell>
          <table:table-cell table:style-name="Table10.C2" office:value-type="string">
            <text:p text:style-name="P85">3. Admin memberikan data data perjalanan ke sopir</text:p>
          </table:table-cell>
        </table:table-row>
        <table:table-row>
          <table:table-cell table:style-name="Table10.A2" office:value-type="string">
            <text:p text:style-name="P87">4. Sopir melakukan perjalanan</text:p>
          </table:table-cell>
          <table:table-cell table:style-name="Table10.A2" office:value-type="string">
            <text:p text:style-name="P78"/>
          </table:table-cell>
          <table:table-cell table:style-name="Table10.C2" office:value-type="string">
            <text:p text:style-name="P71"/>
          </table:table-cell>
        </table:table-row>
      </table:table>
      <text:p text:style-name="P21"/>
      <text:p text:style-name="P15"><text:span text:style-name="T1">Alternative Condition 1</text:span><text:span text:style-name="T34"> </text:span><text:span text:style-name="T1">: </text:span><text:span text:style-name="T12">Kendaraan mengalami kendala</text:span></text:p>
      <text:p text:style-name="P50"><text:span text:style-name="T17">Pre Condition : </text:span><text:span text:style-name="T23">Pada langkah ke </text:span><text:span text:style-name="T28">1</text:span><text:span text:style-name="T23"> </text:span><text:span text:style-name="T28">Kendaraan mengalami kendala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79">Sopir</text:p>
          </table:table-cell>
          <table:table-cell table:style-name="Table11.A1" office:value-type="string">
            <text:p text:style-name="P63">System</text:p>
          </table:table-cell>
          <table:table-cell table:style-name="Table11.C1" office:value-type="string">
            <text:p text:style-name="P87">Admin</text:p>
          </table:table-cell>
        </table:table-row>
        <table:table-row table:style-name="Table11.2">
          <table:table-cell table:style-name="Table11.A2" office:value-type="string">
            <text:p text:style-name="P87">2. Sopir melapor ke admin</text:p>
          </table:table-cell>
          <table:table-cell table:style-name="Table11.A2" office:value-type="string">
            <text:p text:style-name="P87">4. Memberikan data kendaraan yang tersedia</text:p>
          </table:table-cell>
          <table:table-cell table:style-name="Table11.C2" office:value-type="string">
            <text:p text:style-name="P87">3. Admin menerima laporan dan memeriksa kendaraan pengganti melalui system</text:p>
          </table:table-cell>
        </table:table-row>
        <table:table-row table:style-name="Table11.2">
          <table:table-cell table:style-name="Table11.A3" office:value-type="string">
            <text:p text:style-name="P88">6. Kembali ke proses no. 1</text:p>
          </table:table-cell>
          <table:table-cell table:style-name="Table11.A3" office:value-type="string">
            <text:p text:style-name="P79"/>
          </table:table-cell>
          <table:table-cell table:style-name="Table11.C3" office:value-type="string">
            <text:p text:style-name="P88">5. Admin memberikan kendaraan pengganti ke sopir</text:p>
          </table:table-cell>
        </table:table-row>
      </table:table>
      <text:p text:style-name="P9"><text:span text:style-name="T1">Use case name</text:span><text:span text:style-name="T34"> <text:tab/><text:tab/></text:span><text:span text:style-name="T1">: </text:span><text:span text:style-name="T13">Datang</text:span></text:p>
      <text:p text:style-name="P37"><text:span text:style-name="T1">Pre condition</text:span><text:span text:style-name="T34"> <text:tab/><text:tab/><text:tab/></text:span><text:span text:style-name="T1">: </text:span><text:span text:style-name="T11">Sopir </text:span><text:span text:style-name="T13">sampai tujuan</text:span></text:p>
      <text:p text:style-name="P48"><text:span text:style-name="T17">Post Condition <text:tab/><text:tab/>: </text:span><text:span text:style-name="T18">1. </text:span><text:span text:style-name="T30">Sopir </text:span><text:span text:style-name="T29">sampai tujuan</text:span></text:p>
      <text:p text:style-name="P29">Successful Condition : <text:span text:style-name="T44">Sopir sampai tujuan</text:span></text:p>
      <table:table table:name="Table12" table:style-name="Table12">
        <table:table-column table:style-name="Table12.A"/>
        <table:table-column table:style-name="Table12.B"/>
        <table:table-column table:style-name="Table12.C"/>
        <text:soft-page-break/>
        <table:table-row>
          <table:table-cell table:style-name="Table12.A1" office:value-type="string">
            <text:p text:style-name="P75">Sopir</text:p>
          </table:table-cell>
          <table:table-cell table:style-name="Table12.A1" office:value-type="string">
            <text:p text:style-name="P64">System</text:p>
          </table:table-cell>
          <table:table-cell table:style-name="Table12.C1" office:value-type="string">
            <text:p text:style-name="P82">Admin</text:p>
          </table:table-cell>
        </table:table-row>
        <table:table-row>
          <table:table-cell table:style-name="Table12.A2" office:value-type="string">
            <text:p text:style-name="P84">1. <text:span text:style-name="T38">Use case ini dimulai ketika </text:span><text:span text:style-name="T18"><text:s/></text:span><text:span text:style-name="T30">Sopir </text:span><text:span text:style-name="T29">sampai tujuan </text:span><text:span text:style-name="T31">dan lapor melalui system</text:span></text:p>
          </table:table-cell>
          <table:table-cell table:style-name="Table12.A2" office:value-type="string">
            <text:p text:style-name="P86">2. System memberikan informasi <text:span text:style-name="T45">perjalanan</text:span> <text:span text:style-name="T45">ke admin</text:span></text:p>
          </table:table-cell>
          <table:table-cell table:style-name="Table12.C2" office:value-type="string">
            <text:p text:style-name="P86">3. <text:span text:style-name="T45">Admin menerima laporan dan melakukan tindakan jika diperlukan</text:span>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3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30T22:33:36.246147216</meta:creation-date>
    <dc:date>2018-12-03T13:50:03.284751586</dc:date>
    <meta:editing-duration>PT1H49M1S</meta:editing-duration>
    <meta:editing-cycles>22</meta:editing-cycles>
    <meta:generator>LibreOffice/6.0.6.2$Linux_X86_64 LibreOffice_project/00m0$Build-2</meta:generator>
    <meta:document-statistic meta:table-count="14" meta:image-count="0" meta:object-count="0" meta:page-count="5" meta:paragraph-count="142" meta:word-count="750" meta:character-count="4982" meta:non-whitespace-character-count="4267"/>
  </office:meta>
</office:document-meta>
</file>